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G1:Feuille1.G1 Feuille1.G2:Feuille1.G13 Feuille1.F2:Feuille1.F13 Feuille1.J1:Feuille1.J1 Feuille1.J2:Feuille1.J13 Feuille1.H2:Feuille1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I2:.I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 table:number-columns-repeated="2"/>
          <table:table-cell table:formula="of:=SUM([.I2:.I14])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000-00-00T09:23:56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1-18T09:30:39.487000000</dc:date>
    <meta:editing-duration>PT2H2M57S</meta:editing-duration>
    <meta:editing-cycles>13</meta:editing-cycles>
    <meta:generator>LibreOffice/4.1.5.3$Windows_x86 LibreOffice_project/1c1366bba2ba2b554cd2ca4d87c06da81c05d24</meta:generator>
    <meta:document-statistic meta:table-count="1" meta:cell-count="13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